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paragraph-rsid="0018038b" style:font-weight-asian="normal" style:font-weight-complex="normal"/>
    </style:style>
    <style:style style:name="P2" style:family="paragraph" style:parent-style-name="Heading_20_2">
      <style:text-properties fo:language="it" fo:country="IT"/>
    </style:style>
    <style:style style:name="T1" style:family="text">
      <style:text-properties officeooo:rsid="00172dc4"/>
    </style:style>
    <style:style style:name="T2" style:family="text">
      <style:text-properties officeooo:rsid="0018038b"/>
    </style:style>
    <style:style style:name="T3" style:family="text">
      <style:text-properties officeooo:rsid="00197da7"/>
    </style:style>
    <style:style style:name="T4" style:family="text">
      <style:text-properties officeooo:rsid="0019c8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Scopi del sistema</text:h>
      <text:p text:style-name="P1"><text:span text:style-name="T1">Il sistema “At-silo” nasce con l'obiettivo di migliorare ed ottimizzare il servizio di asilo nido messo a disposizione dall'università di Fisciano. <text:line-break/><text:line-break/>L'università offre ai suoi dipendenti ed agli utenti dell'ateneo un servizio di asilo nido per tutti i bambini di età compresa fra i 3 e i 36 mesi. Per motivi storici parte dei posti disponibili ad ospitare i neonati sono messi a disposizione anche </text:span><text:span text:style-name="T2">per i</text:span><text:span text:style-name="T1"> cittadini del comune di Fisciano.<text:line-break/>Il servizio è avanzato e flessibile, per permettere ai genitori dei bambini di svolgere un'attività lavorativa presso l'ateneo, dove gli orari non sono uniformi. <text:line-break/><text:line-break/></text:span><text:span text:style-name="T2">A causa di diversi problemi burocratici dovuti ad una complessa gestione dei dati da parte di più enti amministrativi, risulta difficile gestire l'asilo nido ed accedere alle schede contenenti le generalità e le informazioni principali legate agli iscritti e beneficiari del servizio.<text:line-break/><text:line-break/>Per ovviare a queste difficoltà, viene proposto un sistema informatico che automatizzi i processi informativi e gestionali del servizio, semplificandone la fruizione e l'amministrazione, mantenendo tutta la flessibilità che attualmente lo caratterizza. Inoltre per migliorare sensibilmente la qualità del servizio, verrà reso disponibile un sito web </text:span><text:span text:style-name="T3">interattivo,</text:span><text:span text:style-name="T2"> attraverso il quale i genitori di tutti i bambini iscritti all'asilo nido potranno </text:span><text:span text:style-name="T3">compilare questionari e riportare feedback sui servizi offerti, facilitando lo scambio di informazioni fra </text:span><text:span text:style-name="T4">la</text:span><text:span text:style-name="T3"> dirigenza e</text:span><text:span text:style-name="T4">d</text:span><text:span text:style-name="T3"> </text:span><text:span text:style-name="T4">i</text:span><text:span text:style-name="T3"> genitor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08:16</meta:creation-date>
    <dc:date>2012-10-17T18:58:46.02</dc:date>
    <meta:editing-duration>P0D</meta:editing-duration>
    <meta:editing-cycles>4</meta:editing-cycles>
    <meta:document-statistic meta:table-count="0" meta:image-count="0" meta:object-count="0" meta:page-count="1" meta:paragraph-count="2" meta:word-count="220" meta:character-count="1486" meta:non-whitespace-character-count="1263"/>
  </office:meta>
</office:document-meta>
</file>